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552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552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552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552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552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552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552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552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552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552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552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552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552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552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552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552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552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an Jesús Ruiz Weki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5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56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airo Antonio Ruiz Fari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0120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6.9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9" meta:non-whitespace-character-count="992"/>
    <meta:template xlink:type="simple" xlink:actuate="onRequest" xlink:title="Normal" xlink:href=""/>
  </office:meta>
</office:document-meta>
</file>